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ans-serif" svg:font-family="sans-serif"/>
    <style:font-face style:name="serif" svg:font-family="serif"/>
  </office:font-face-decls>
  <office:automatic-styles>
    <style:style style:name="P1" style:family="paragraph" style:parent-style-name="Standard">
      <style:paragraph-properties fo:margin-left="0.25in" fo:margin-right="0in" fo:margin-top="0in" fo:margin-bottom="0in" style:contextual-spacing="false" fo:line-height="100%" fo:text-indent="0in" style:auto-text-indent="false"/>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left="0.5in" fo:margin-right="0in" fo:line-height="100%" fo:text-indent="0in" style:auto-text-indent="false"/>
    </style:style>
    <style:style style:name="P4" style:family="paragraph" style:parent-style-name="Standard">
      <style:paragraph-properties fo:margin-left="0.25in" fo:margin-right="0in" fo:line-height="100%" fo:text-indent="0.0626in" style:auto-text-indent="false"/>
    </style:style>
    <style:style style:name="P5" style:family="paragraph" style:parent-style-name="Standard">
      <style:paragraph-properties fo:margin-left="0.3126in" fo:margin-right="0in" fo:line-height="100%" fo:text-indent="0in" style:auto-text-indent="false"/>
    </style:style>
    <style:style style:name="P6" style:family="paragraph" style:parent-style-name="List_20_Bullet" style:list-style-name="WWNum1">
      <style:paragraph-properties fo:margin-left="0.75in" fo:margin-right="0in" fo:line-height="100%" fo:text-indent="-0.25in" style:auto-text-indent="false">
        <style:tab-stops>
          <style:tab-stop style:position="1.4374in"/>
        </style:tab-stops>
      </style:paragraph-properties>
    </style:style>
    <style:style style:name="P7" style:family="paragraph" style:parent-style-name="List_20_Bullet" style:list-style-name="">
      <style:paragraph-properties fo:margin-left="0.75in" fo:margin-right="0in" fo:line-height="100%" fo:text-indent="-0.25in" style:auto-text-indent="false"/>
    </style:style>
    <style:style style:name="P8" style:family="paragraph" style:parent-style-name="List_20_Bullet" style:list-style-name="">
      <style:paragraph-properties fo:margin-left="0.25in" fo:margin-right="0in" fo:line-height="100%" fo:text-indent="-0.25in" style:auto-text-indent="false"/>
    </style:style>
    <style:style style:name="P9" style:family="paragraph" style:parent-style-name="List_20_Bullet" style:list-style-name="">
      <style:paragraph-properties fo:margin-left="0.25in" fo:margin-right="0in" fo:margin-top="0.1665in" fo:margin-bottom="0.111in" style:contextual-spacing="true" fo:line-height="100%" fo:text-indent="-0.25in" style:auto-text-indent="false"/>
    </style:style>
    <style:style style:name="P10" style:family="paragraph" style:parent-style-name="List_20_Bullet" style:list-style-name="">
      <style:paragraph-properties fo:margin-left="0.25in" fo:margin-right="0in" fo:line-height="100%" fo:text-indent="0in" style:auto-text-indent="false"/>
    </style:style>
    <style:style style:name="P11" style:family="paragraph" style:parent-style-name="List_20_Bullet" style:list-style-name="">
      <style:paragraph-properties fo:margin-left="0in" fo:margin-right="0in" fo:line-height="100%" fo:text-indent="0in" style:auto-text-indent="false"/>
    </style:style>
    <style:style style:name="P12" style:family="paragraph" style:parent-style-name="List_20_Bullet" style:list-style-name="">
      <style:paragraph-properties fo:margin-left="0in" fo:margin-right="0in" fo:line-height="100%" fo:text-indent="0.25in" style:auto-text-indent="false"/>
    </style:style>
    <style:style style:name="P13" style:family="paragraph" style:parent-style-name="List_20_Bullet" style:list-style-name="">
      <style:paragraph-properties fo:margin-left="0in" fo:margin-right="0in" fo:line-height="100%" fo:text-indent="0.25in" style:auto-text-indent="false"/>
      <style:text-properties officeooo:paragraph-rsid="001e75e6"/>
    </style:style>
    <style:style style:name="P14" style:family="paragraph" style:parent-style-name="List_20_Bullet" style:list-style-name="">
      <style:paragraph-properties fo:margin-left="0in" fo:margin-right="0in" fo:line-height="100%" fo:text-indent="0.25in" style:auto-text-indent="false"/>
      <style:text-properties officeooo:paragraph-rsid="00220a44"/>
    </style:style>
    <style:style style:name="P15" style:family="paragraph" style:parent-style-name="List_20_Bullet" style:list-style-name="">
      <style:paragraph-properties fo:margin-left="0in" fo:margin-right="0in" fo:line-height="100%" fo:text-indent="0.25in" style:auto-text-indent="false"/>
      <style:text-properties officeooo:paragraph-rsid="0023ac06"/>
    </style:style>
    <style:style style:name="P16" style:family="paragraph" style:parent-style-name="List_20_Bullet" style:list-style-name="">
      <style:paragraph-properties fo:margin-left="0in" fo:margin-right="0in" fo:line-height="100%" fo:text-indent="0.25in" style:auto-text-indent="false"/>
      <style:text-properties officeooo:paragraph-rsid="0025e624"/>
    </style:style>
    <style:style style:name="P17" style:family="paragraph" style:parent-style-name="List_20_Bullet" style:list-style-name="">
      <style:paragraph-properties fo:margin-left="0in" fo:margin-right="0in" fo:line-height="100%" fo:text-indent="0in" style:auto-text-indent="false"/>
      <style:text-properties officeooo:paragraph-rsid="0025e624"/>
    </style:style>
    <style:style style:name="P18" style:family="paragraph" style:parent-style-name="List_20_Bullet" style:list-style-name="">
      <style:paragraph-properties fo:margin-left="0in" fo:margin-right="0in" fo:line-height="100%" fo:text-indent="0.25in" style:auto-text-indent="false"/>
      <style:text-properties officeooo:paragraph-rsid="00254f21"/>
    </style:style>
    <style:style style:name="P19" style:family="paragraph" style:parent-style-name="List_20_Bullet" style:list-style-name="">
      <style:paragraph-properties fo:margin-left="0in" fo:margin-right="0in" fo:line-height="100%" fo:text-indent="0in" style:auto-text-indent="false"/>
      <style:text-properties officeooo:paragraph-rsid="00272c05"/>
    </style:style>
    <style:style style:name="P20" style:family="paragraph" style:parent-style-name="List_20_Bullet" style:list-style-name="">
      <style:paragraph-properties fo:margin-left="0in" fo:margin-right="0in" fo:line-height="100%" fo:text-indent="0in" style:auto-text-indent="false"/>
      <style:text-properties officeooo:paragraph-rsid="0028ecd7"/>
    </style:style>
    <style:style style:name="P21" style:family="paragraph" style:parent-style-name="List_20_Bullet" style:list-style-name="WWNum2">
      <style:paragraph-properties fo:margin-top="0.1665in" fo:margin-bottom="0.111in" style:contextual-spacing="true" fo:line-height="100%"/>
    </style:style>
    <style:style style:name="P22" style:family="paragraph" style:parent-style-name="List_20_Bullet" style:list-style-name="WWNum2">
      <style:paragraph-properties fo:line-height="100%"/>
    </style:style>
    <style:style style:name="P23" style:family="paragraph" style:parent-style-name="List_20_Bullet" style:list-style-name="">
      <style:paragraph-properties fo:margin-left="0in" fo:margin-right="0in" fo:line-height="100%" fo:text-indent="0.25in" style:auto-text-indent="false"/>
      <style:text-properties officeooo:rsid="00203fa8" officeooo:paragraph-rsid="00203fa8"/>
    </style:style>
    <style:style style:name="P24" style:family="paragraph" style:parent-style-name="List_20_Bullet" style:list-style-name="">
      <style:paragraph-properties fo:margin-left="0in" fo:margin-right="0in" fo:line-height="100%" fo:text-indent="0.25in" style:auto-text-indent="false"/>
      <style:text-properties officeooo:rsid="00203fa8" officeooo:paragraph-rsid="00220a44"/>
    </style:style>
    <style:style style:name="P25" style:family="paragraph" style:parent-style-name="List_20_Bullet" style:list-style-name="">
      <style:paragraph-properties fo:margin-left="0in" fo:margin-right="0in" fo:line-height="100%" fo:text-indent="0.25in" style:auto-text-indent="false"/>
      <style:text-properties officeooo:rsid="00220a44" officeooo:paragraph-rsid="00220a44"/>
    </style:style>
    <style:style style:name="P26" style:family="paragraph" style:parent-style-name="List_20_Bullet" style:list-style-name="">
      <style:paragraph-properties fo:margin-left="0in" fo:margin-right="0in" fo:line-height="100%" fo:text-indent="0.25in" style:auto-text-indent="false"/>
      <style:text-properties officeooo:rsid="00220a44" officeooo:paragraph-rsid="0023ac06"/>
    </style:style>
    <style:style style:name="P27" style:family="paragraph" style:parent-style-name="List_20_Bullet" style:list-style-name="">
      <style:paragraph-properties fo:margin-left="0in" fo:margin-right="0in" fo:line-height="100%" fo:text-indent="0in" style:auto-text-indent="false"/>
      <style:text-properties fo:font-style="italic" officeooo:paragraph-rsid="0028ecd7" style:font-style-asian="italic" style:font-style-complex="italic"/>
    </style:style>
    <style:style style:name="P28" style:family="paragraph" style:parent-style-name="List_20_Bullet" style:list-style-name="">
      <style:paragraph-properties fo:margin-left="0in" fo:margin-right="0in" fo:margin-top="0.0398in" fo:margin-bottom="0.1508in" style:contextual-spacing="true" fo:line-height="100%" fo:text-indent="0in" style:auto-text-indent="false"/>
      <style:text-properties officeooo:rsid="002a2fa0" officeooo:paragraph-rsid="002a2fa0"/>
    </style:style>
    <style:style style:name="P29" style:family="paragraph" style:parent-style-name="List_20_Bullet" style:list-style-name="">
      <style:paragraph-properties fo:margin-left="0in" fo:margin-right="0in" fo:margin-top="0.0398in" fo:margin-bottom="0.1508in" style:contextual-spacing="true" fo:line-height="100%" fo:text-indent="0in" style:auto-text-indent="false"/>
      <style:text-properties officeooo:rsid="002a2fa0" officeooo:paragraph-rsid="002d49a9"/>
    </style:style>
    <style:style style:name="P30" style:family="paragraph" style:parent-style-name="List_20_Bullet" style:list-style-name="">
      <style:paragraph-properties fo:margin-left="0in" fo:margin-right="0in" fo:margin-top="0.0398in" fo:margin-bottom="0.1508in" style:contextual-spacing="true" fo:line-height="100%" fo:text-indent="0in" style:auto-text-indent="false" fo:break-before="page"/>
      <style:text-properties officeooo:rsid="002a2fa0" officeooo:paragraph-rsid="002d49a9"/>
    </style:style>
    <style:style style:name="P3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style:font-name="Cambria Math" style:font-name-complex="Cambria Math1"/>
    </style:style>
    <style:style style:name="T4" style:family="text">
      <style:text-properties officeooo:rsid="00203fa8"/>
    </style:style>
    <style:style style:name="T5" style:family="text">
      <style:text-properties officeooo:rsid="00220a44"/>
    </style:style>
    <style:style style:name="T6" style:family="text">
      <style:text-properties officeooo:rsid="0023ac06"/>
    </style:style>
    <style:style style:name="T7" style:family="text">
      <style:text-properties style:font-name="sans-serif"/>
    </style:style>
    <style:style style:name="T8" style:family="text">
      <style:text-properties style:font-name="sans-serif" officeooo:rsid="002a2fa0"/>
    </style:style>
    <style:style style:name="T9" style:family="text">
      <style:text-properties style:font-name="sans-serif" fo:font-weight="bold" style:font-weight-asian="bold" style:font-weight-complex="bold"/>
    </style:style>
    <style:style style:name="T10" style:family="text">
      <style:text-properties style:font-name="sans-serif" fo:font-weight="bold" officeooo:rsid="0026652d" style:font-weight-asian="bold" style:font-weight-complex="bold"/>
    </style:style>
    <style:style style:name="T11" style:family="text">
      <style:text-properties officeooo:rsid="00272c05"/>
    </style:style>
    <style:style style:name="T12" style:family="text">
      <style:text-properties officeooo:rsid="0028ecd7"/>
    </style:style>
    <style:style style:name="T13" style:family="text">
      <style:text-properties style:font-name="serif"/>
    </style:style>
    <style:style style:name="T14" style:family="text">
      <style:text-properties style:font-name="serif"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2a2fa0" style:font-style-asian="italic" style:font-style-complex="italic"/>
    </style:style>
    <style:style style:name="T17" style:family="text">
      <style:text-properties fo:font-style="normal" officeooo:rsid="002a2fa0" style:font-style-asian="normal" style:font-style-complex="normal"/>
    </style:style>
    <style:style style:name="T18" style:family="text">
      <style:text-properties officeooo:rsid="002a9b78"/>
    </style:style>
    <style:style style:name="T19" style:family="text">
      <style:text-properties officeooo:rsid="002b71d6"/>
    </style:style>
    <style:style style:name="T20" style:family="text">
      <style:text-properties officeooo:rsid="002d49a9"/>
    </style:style>
    <style:style style:name="T21" style:family="text">
      <style:text-properties officeooo:rsid="002dafb3"/>
    </style:style>
    <style:style style:name="T22" style:family="text">
      <style:text-properties officeooo:rsid="002f2e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Analytical Part (40 points)</text:p>
      <text:p text:style-name="P2"><text:span text:style-name="T1">Q1</text:span>. Consider the following market-basket data, where each row is a basket and shows the</text:p>
      <text:p text:style-name="P1">list of items that are part of that basket.</text:p>
      <text:p text:style-name="P3">1. {<text:span text:style-name="T2">A, B</text:span>, C}</text:p>
      <text:p text:style-name="P3">2. {A, C, D, E}</text:p>
      <text:p text:style-name="P3">3. {<text:span text:style-name="T2">A, B,</text:span> F, G, H}</text:p>
      <text:p text:style-name="P3">4. {<text:span text:style-name="T2">A, B</text:span>, X, Y, Z}</text:p>
      <text:p text:style-name="P3">5. {A, C, D, P, Q, R, S}</text:p>
      <text:p text:style-name="P3">6. {<text:span text:style-name="T2">A, B</text:span>, L, M, N}</text:p>
      <text:p text:style-name="P4">a) What is the absolute support of item set {A, B} ? (3 points)</text:p>
      <text:list xml:id="list3164049492" text:style-name="WWNum1">
        <text:list-item>
          <text:p text:style-name="P6">4</text:p>
        </text:list-item>
      </text:list>
      <text:p text:style-name="P5">b) What is the relative support of item set {A, B} ? (3 points)</text:p>
      <text:list xml:id="list173136039181436" text:continue-numbering="true" text:style-name="WWNum1">
        <text:list-item>
          <text:p text:style-name="P6">4/6 = .6666</text:p>
        </text:list-item>
      </text:list>
      <text:p text:style-name="P5">c) What is the confidence of association rule A <text:span text:style-name="T3">⇒</text:span> B ? (3 points)</text:p>
      <text:list xml:id="list173136268435826" text:continue-numbering="true" text:style-name="WWNum1">
        <text:list-item>
          <text:p text:style-name="P6">A is in 6 baskets, A and B are in 4 baskets. Thus, the confidence is 4/6 or 66.66%</text:p>
        </text:list-item>
      </text:list>
      <text:p text:style-name="P7"/>
      <text:p text:style-name="P8"/>
      <text:p text:style-name="P8"/>
      <text:p text:style-name="P9"><text:span text:style-name="T1">Q2.</text:span> Answer the below questions about storing frequent pairs using triangular matrix and tabular method. </text:p>
      <text:p text:style-name="P9"/>
      <text:list xml:id="list2249389382" text:style-name="WWNum2">
        <text:list-item>
          <text:p text:style-name="P21">Suppose we use a triangular matrix to count pairs and the number of items n = 20. If we store this triangular matrix as a ragged one-dimensional array Count, what is the index where count of pair (7, 8) is stored? (3 points)</text:p>
        </text:list-item>
      </text:list>
      <text:p text:style-name="P9"/>
      <text:list xml:id="list173137080445006" text:continue-numbering="true" text:style-name="WWNum2">
        <text:list-item>
          <text:list>
            <text:list-item>
              <text:p text:style-name="P21">The pair (7,8) is stored in row 7, column 8</text:p>
            </text:list-item>
          </text:list>
        </text:list-item>
      </text:list>
      <text:p text:style-name="P8"/>
      <text:list xml:id="list173136508260308" text:continue-numbering="true" text:style-name="WWNum2">
        <text:list-item>
          <text:p text:style-name="P22">Suppose you are provided with the prior knowledge that only ten percent of the total pairs will have a non-zero count. In this case, which method among triangular matrix and tabular method should be preferred and why? (3 points)</text:p>
        </text:list-item>
      </text:list>
      <text:p text:style-name="P8"/>
      <text:list xml:id="list173136320361841" text:continue-numbering="true" text:style-name="WWNum2">
        <text:list-item>
          <text:list>
            <text:list-item>
              <text:p text:style-name="P22">You should you use Tabular method as more 1/3 of all pairs have nonzero count. If we used the triangular matrix we would need at least 4 bytes for every pair. Thus if we have n number of pairs we would need 4n bytes. However, if we use the tabular method we only need to account for the non-zero count pairs. Thus n*.1 items instead of n. Every non-zero count pair takes at least 12 bytes. Thus 1.2n bytes would be needed. 1.2n &lt; 4n thus the tabular method should be used.</text:p>
            </text:list-item>
          </text:list>
        </text:list-item>
      </text:list>
      <text:p text:style-name="P8"/>
      <text:p text:style-name="P8"/>
      <text:p text:style-name="P8"/>
      <text:p text:style-name="P8"><text:soft-page-break/><text:span text:style-name="T1">Q3.</text:span> This question is about the PCY algorithm for counting frequent pairs of items. Suppose we have six items numbered 1, 2, 3, 4, 5, 6. Consider the following twelve baskets. </text:p>
      <text:p text:style-name="P10">1. {1, 2, 3} </text:p>
      <text:p text:style-name="P10">2. {2, 3, 4} </text:p>
      <text:p text:style-name="P10">3. {3, 4, 5} </text:p>
      <text:p text:style-name="P10">4. {4, 5, 6} </text:p>
      <text:p text:style-name="P10">5. {1, 3, 5} </text:p>
      <text:p text:style-name="P10">6. {2, 4, 6} </text:p>
      <text:p text:style-name="P10">7. {1, 3, 4} </text:p>
      <text:p text:style-name="P10">8. {2, 4, 5} </text:p>
      <text:p text:style-name="P10">9. {3, 5, 6} </text:p>
      <text:p text:style-name="P10">10. {1, 2, 4} </text:p>
      <text:p text:style-name="P10">11. {2, 3, 5} </text:p>
      <text:p text:style-name="P10">12. {3, 4, 6}</text:p>
      <text:p text:style-name="P10"/>
      <text:p text:style-name="P11"><text:s/>Suppose the support threshold is 4. On the first pass of the PCY algorithm, we use a hash table with 11 buckets, and the set {i, j} is hashed to i × j mod 11. </text:p>
      <text:p text:style-name="P12">a) By any method, compute the support for each item and each pair of items. (5 points) </text:p>
      <text:p text:style-name="P12">1 <text:s text:c="3"/><text:tab/><text:tab/>4</text:p>
      <text:p text:style-name="P12">2 <text:s text:c="3"/><text:tab/><text:tab/>6</text:p>
      <text:p text:style-name="P12">3 <text:s text:c="3"/><text:tab/><text:tab/>8</text:p>
      <text:p text:style-name="P12">4 <text:s text:c="3"/><text:tab/><text:tab/>7</text:p>
      <text:p text:style-name="P12">5 <text:s text:c="3"/><text:tab/><text:tab/>7</text:p>
      <text:p text:style-name="P12">6 <text:s text:c="3"/><text:tab/><text:tab/>4</text:p>
      <text:p text:style-name="P13">(1, 2)<text:tab/><text:tab/><text:span text:style-name="T4">2</text:span></text:p>
      <text:p text:style-name="P13">(1, 3)<text:tab/><text:tab/><text:span text:style-name="T4">3</text:span></text:p>
      <text:p text:style-name="P13">(1, 4)<text:tab/><text:tab/><text:span text:style-name="T4">1</text:span></text:p>
      <text:p text:style-name="P13">(1, 5)<text:tab/><text:tab/><text:span text:style-name="T4">2</text:span></text:p>
      <text:p text:style-name="P23">(1,6)<text:tab/><text:tab/>0</text:p>
      <text:p text:style-name="P13">(2, 3)<text:tab/><text:tab/><text:span text:style-name="T4">3</text:span></text:p>
      <text:p text:style-name="P13">(2, 4)<text:tab/><text:tab/><text:span text:style-name="T4">4</text:span></text:p>
      <text:p text:style-name="P13">(2, 5)<text:tab/><text:tab/><text:span text:style-name="T4">2</text:span></text:p>
      <text:p text:style-name="P13">(2, 6)<text:tab/><text:tab/><text:span text:style-name="T4">1</text:span></text:p>
      <text:p text:style-name="P13">(3, 4)<text:tab/><text:tab/><text:span text:style-name="T4">3</text:span></text:p>
      <text:p text:style-name="P13">(3, 5)<text:tab/><text:tab/><text:span text:style-name="T4">5</text:span></text:p>
      <text:p text:style-name="P13">(3, 6)<text:tab/><text:tab/><text:span text:style-name="T4">2</text:span></text:p>
      <text:p text:style-name="P13">(4, 5)<text:tab/><text:tab/><text:span text:style-name="T4">3</text:span></text:p>
      <text:p text:style-name="P13">(4, 6)<text:tab/><text:tab/><text:span text:style-name="T4">3</text:span></text:p>
      <text:p text:style-name="P13">(5, 6)<text:tab/><text:tab/><text:span text:style-name="T4">2</text:span></text:p>
      <text:p text:style-name="P13"/>
      <text:p text:style-name="P13"/>
      <text:p text:style-name="P13"/>
      <text:p text:style-name="P13"/>
      <text:p text:style-name="P13"/>
      <text:p text:style-name="P13"/>
      <text:p text:style-name="P13"/>
      <text:p text:style-name="P13"/>
      <text:p text:style-name="P13"/>
      <text:p text:style-name="P12"><text:soft-page-break/>b) Which pairs hash to which buckets? (5 points) </text:p>
      <text:p text:style-name="P14"><text:span text:style-name="T5">(</text:span>1, 2)<text:tab/><text:tab/><text:span text:style-name="T4">2</text:span></text:p>
      <text:p text:style-name="P14">(1, 3)<text:tab/><text:tab/><text:span text:style-name="T4">3</text:span></text:p>
      <text:p text:style-name="P14">(1, 4)<text:tab/><text:tab/><text:span text:style-name="T5">4</text:span></text:p>
      <text:p text:style-name="P14">(1, 5)<text:tab/><text:tab/><text:span text:style-name="T5">5</text:span></text:p>
      <text:p text:style-name="P24">(1,6)<text:tab/><text:tab/><text:span text:style-name="T5">6</text:span></text:p>
      <text:p text:style-name="P14">(2, 3)<text:tab/><text:tab/><text:span text:style-name="T5">6</text:span></text:p>
      <text:p text:style-name="P14">(2, 4)<text:tab/><text:tab/><text:span text:style-name="T5">8</text:span></text:p>
      <text:p text:style-name="P14">(2, 5)<text:tab/><text:tab/><text:span text:style-name="T5">10</text:span></text:p>
      <text:p text:style-name="P14">(2, 6)<text:tab/><text:tab/><text:span text:style-name="T4">1</text:span></text:p>
      <text:p text:style-name="P14">(3, 4)<text:tab/><text:tab/><text:span text:style-name="T5">1</text:span></text:p>
      <text:p text:style-name="P14">(3, 5)<text:tab/><text:tab/><text:span text:style-name="T5">4</text:span></text:p>
      <text:p text:style-name="P14">(3, 6)<text:tab/><text:tab/><text:span text:style-name="T5">7</text:span></text:p>
      <text:p text:style-name="P14">(4, 5)<text:tab/><text:tab/><text:span text:style-name="T5">9</text:span></text:p>
      <text:p text:style-name="P14">(4, 6)<text:tab/><text:tab/><text:span text:style-name="T5">2</text:span></text:p>
      <text:p text:style-name="P14">(5, 6)<text:tab/><text:tab/><text:span text:style-name="T5">7</text:span></text:p>
      <text:p text:style-name="P14"/>
      <text:p text:style-name="P14"/>
      <text:p text:style-name="P12">c) Which buckets are frequent? (3 points)</text:p>
      <text:p text:style-name="P25">bucket 1 <text:tab/><text:tab/>4</text:p>
      <text:p text:style-name="P25">bucket 2<text:tab/><text:tab/><text:span text:style-name="T6">5</text:span></text:p>
      <text:p text:style-name="P26">bucket <text:span text:style-name="T6">4</text:span><text:tab/><text:tab/><text:span text:style-name="T6">6</text:span></text:p>
      <text:p text:style-name="P26">bucket <text:span text:style-name="T6">7</text:span><text:tab/><text:tab/><text:span text:style-name="T6">4</text:span></text:p>
      <text:p text:style-name="P26">bucket <text:span text:style-name="T6">8</text:span><text:tab/><text:tab/><text:span text:style-name="T6">4</text:span></text:p>
      <text:p text:style-name="P26"/>
      <text:p text:style-name="P26"/>
      <text:p text:style-name="P26"/>
      <text:p text:style-name="P12">d) Which pairs are counted on the second pass of the PCY algorithm? (2 points)</text:p>
      <text:p text:style-name="P15">(2, 6)<text:tab/><text:tab/><text:span text:style-name="T4">1</text:span></text:p>
      <text:p text:style-name="P15">(3, 4)<text:tab/><text:tab/><text:span text:style-name="T5">1</text:span></text:p>
      <text:p text:style-name="P15"><text:span text:style-name="T5">(</text:span>1, 2)<text:tab/><text:tab/><text:span text:style-name="T4">2</text:span></text:p>
      <text:p text:style-name="P15"><text:span text:style-name="T4">(4, 6)<text:tab/><text:tab/></text:span><text:span text:style-name="T5">2</text:span></text:p>
      <text:p text:style-name="P15">(1, 4)<text:tab/><text:tab/><text:span text:style-name="T5">4</text:span></text:p>
      <text:p text:style-name="P15">(3, 5)<text:tab/><text:tab/><text:span text:style-name="T5">4</text:span></text:p>
      <text:p text:style-name="P16">(3, 6)<text:tab/><text:tab/><text:span text:style-name="T5">7</text:span></text:p>
      <text:p text:style-name="P18">(5, 6)<text:tab/><text:tab/><text:span text:style-name="T5">7</text:span></text:p>
      <text:p text:style-name="P16">(2, 4)<text:tab/><text:tab/><text:span text:style-name="T5">8</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span text:style-name="T10">Q</text:span><text:span text:style-name="T9">4</text:span><text:span text:style-name="T7">. Please read the following paper and write a brief summary of the main points in at most ONE page. You can skip the theoretical parts. (10 points)</text:span></text:p>
      <text:p text:style-name="P17"/>
      <text:p text:style-name="P19"><text:span text:style-name="T11"><text:tab/>Detecting partial copies is more difficult than whole copies. The focus of this paper is developing a software for identifying partial copies through the use of fingerprints. These fingerprints are made by taking a subset of k-grams which are sequences of k characters. </text:span><text:span text:style-name="T12">The subset is then decided by using a hashing function to hash the k-grams and then a subset of these hashes is chosen as the fingerprint. A large focus of this paper is how to choose this subset of hashes well as this is a common problem in the field. This paper specifically focuses on using winnowing to select the hashes to be used as fingerprints. The authors define winnowing as</text:span></text:p>
      <text:p text:style-name="P20"><text:tab/></text:p>
      <text:p text:style-name="P20"><text:span text:style-name="T13"><text:tab/></text:span><text:span text:style-name="T14">DEFINITION 1 (WINNOWING ). In each window select the min-</text:span></text:p>
      <text:p text:style-name="P27"><text:tab/>imum hash value. If there is more than one hash with the mini-</text:p>
      <text:p text:style-name="P27"><text:tab/>mum value, select the rightmost occurrence. Now save all selected</text:p>
      <text:p text:style-name="P20"><text:span text:style-name="T15"><text:tab/>hashes as the fingerprints of the document </text:span><text:span text:style-name="T17">(Schleimer,</text:span><text:span text:style-name="T16"> </text:span><text:span text:style-name="T7">Wilkerson, Aiken</text:span><text:span text:style-name="T8">)</text:span></text:p>
      <text:p text:style-name="P20"/>
      <text:p text:style-name="P28"><text:tab/>They then conduct <text:span text:style-name="T19">a </text:span>real world experiment using two different data sets. <text:span text:style-name="T18">In this experiment they used Robust Winnowing on two different data sets. The first data set was on randomized text and the second data set was 500,000 HTML documents. </text:span><text:span text:style-name="T19">They concluded from this experiment that winnowing was both efficient and that it guaranteed matches of certain lengths were detected. </text:span></text:p>
      <text:p text:style-name="P28"><text:tab/><text:span text:style-name="T19">Next, they take a more qualitative approach and discuss their experience with the common plagiarism tool MOSS. They conclude that is a highly effective tool even after many years of use.</text:span></text:p>
      <text:p text:style-name="P28"><text:tab/><text:span text:style-name="T19">They conclude their paper by recapping that they have presented winnowing as efficient and that it guarantees that matches of certain lengths will be detected. They also discuss how they have presented a non-trivial lower bound for the document fingerprinting algorithm and then end their conclusion with a brief recap of their experiments.</text:span></text:p>
      <text:p text:style-name="P29"><text:tab/><text:span text:style-name="T20">Their key points are that </text:span><text:span text:style-name="T22">local </text:span><text:span text:style-name="T21">document </text:span><text:span text:style-name="T22">fingerprinting</text:span><text:span text:style-name="T21"> using winnowing</text:span><text:span text:style-name="T20"> is efficient and </text:span><text:span text:style-name="T19">guarantees that matches of certain lengths will be detected. </text:span><text:span text:style-name="T20">They support this with theoretical and real world evidence.</text:spa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Bullet" style:display-name="List Bullet" style:family="paragraph" style:parent-style-name="Standard" style:list-style-name="WWNum1">
      <style:paragraph-properties fo:margin-top="0in" fo:margin-bottom="0.111in"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ListLabel_20_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hle, Isaac</meta:initial-creator>
    <meta:editing-cycles>20</meta:editing-cycles>
    <meta:creation-date>2023-01-24T22:07:00</meta:creation-date>
    <dc:date>2023-02-03T17:31:35.787833927</dc:date>
    <meta:editing-duration>PT6H35M11S</meta:editing-duration>
    <meta:generator>LibreOffice/7.3.7.2$Linux_X86_64 LibreOffice_project/30$Build-2</meta:generator>
    <meta:document-statistic meta:table-count="0" meta:image-count="0" meta:object-count="0" meta:page-count="5" meta:paragraph-count="99" meta:word-count="999" meta:character-count="5008" meta:non-whitespace-character-count="4011"/>
    <meta:user-defined meta:name="AppVersion">16.0000</meta:user-defined>
    <meta:template xlink:type="simple" xlink:actuate="onRequest" xlink:title="Normal.dotm" xlink:href=""/>
  </office:meta>
</office:document-meta>
</file>